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Test.reifiedMockMethodWithDefaultAnswerSetsThe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Test.shouldRemoveStubbableFromProgressAfter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Test.shouldStartingMockSettingsContainDefaultBehavi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Test.reifiedMockMethodWithSettingsAppliesThe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itoTest.automaticallyDetectsClassTo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Test.shouldValidateMockWhenVerifying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shouldValidateNullMockWhenVerifying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newMockMethod_shouldNotBeCalled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newSpyMethod_shouldNotBeCalled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reifiedMockMethodWithNameSetsThe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Test.shouldGiveExplanationOnConstructionMockingWithoutInline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itoTest.shouldValidateMockWhenCreatingInOrd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newMockMethod_shouldNotBeCalledWithNul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shouldValidateMockWhenVerifying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toTest.shouldValidateMockWhenVerif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itoTest.shouldValidateMockWhenVerifyingWithExpectedNumberOf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itoTest.shouldGiveExplanationOnConstructionMockingWithInline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itoTest.shouldGiveExplanationOnStaticMockingWithoutInlineMock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itoTest.automaticallyDetectsClassTo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